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center" draw:textarea-vertical-align="top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08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082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9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text-style-name="P1" draw:layer="layout" svg:x1="2.5cm" svg:y1="16.5cm" svg:x2="2cm" svg:y2="16.5cm">
          <text:p/>
        </draw:line>
        <draw:line draw:style-name="gr1" draw:text-style-name="P1" draw:layer="layout" svg:x1="2.5cm" svg:y1="14cm" svg:x2="2cm" svg:y2="14cm">
          <text:p/>
        </draw:line>
        <draw:line draw:style-name="gr1" draw:text-style-name="P1" draw:layer="layout" svg:x1="2.5cm" svg:y1="19cm" svg:x2="2.5cm" svg:y2="11.5cm">
          <text:p/>
        </draw:line>
        <draw:line draw:style-name="gr1" draw:text-style-name="P1" draw:layer="layout" svg:x1="2.5cm" svg:y1="19cm" svg:x2="2cm" svg:y2="19cm">
          <text:p/>
        </draw:line>
        <draw:line draw:style-name="gr1" draw:text-style-name="P1" draw:layer="layout" svg:x1="2.5cm" svg:y1="11.5cm" svg:x2="2cm" svg:y2="11.5cm">
          <text:p/>
        </draw:line>
        <draw:frame draw:style-name="gr2" draw:text-style-name="P3" draw:layer="layout" svg:width="0.913cm" svg:height="1.453cm" svg:x="1.587cm" svg:y="12.5cm">
          <draw:text-box>
            <text:p text:style-name="P2"><text:span text:style-name="T1">T3</text:span></text:p>
          </draw:text-box>
        </draw:frame>
        <draw:frame draw:style-name="gr3" draw:text-style-name="P3" draw:layer="layout" svg:width="0.913cm" svg:height="0.645cm" svg:x="1.5cm" svg:y="15cm">
          <draw:text-box>
            <text:p text:style-name="P2"><text:span text:style-name="T1">T2</text:span></text:p>
          </draw:text-box>
        </draw:frame>
        <draw:frame draw:style-name="gr2" draw:text-style-name="P3" draw:layer="layout" svg:width="0.913cm" svg:height="1.453cm" svg:x="1.5cm" svg:y="17.5cm">
          <draw:text-box>
            <text:p text:style-name="P2"><text:span text:style-name="T1">T1</text:span></text:p>
          </draw:text-box>
        </draw:frame>
        <draw:custom-shape draw:style-name="gr4" draw:text-style-name="P5" draw:id="id1" draw:layer="layout" svg:width="2cm" svg:height="1.5cm" svg:x="3.5cm" svg:y="14.499cm">
          <text:p text:style-name="P4"><text:span text:style-name="T2">mixer</text:span></text:p>
          <text:p text:style-name="P4"><text:span text:style-name="T3">samp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2" draw:layer="layout" svg:width="3cm" svg:height="1.5cm" svg:x="3cm" svg:y="11.999cm">
          <text:p text:style-name="P4"><text:span text:style-name="T2">amplifier</text:span></text:p>
          <text:p text:style-name="P4"><text:span text:style-name="T4">sampl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5cm" svg:y1="14.499cm" svg:x2="4.5cm" svg:y2="13.499cm" draw:start-shape="id1" draw:start-glue-point="0" draw:end-shape="id2" draw:end-glue-point="2" svg:d="m4500 14499v-1000">
          <text:p/>
        </draw:connector>
        <draw:custom-shape draw:style-name="gr4" draw:text-style-name="P5" draw:id="id3" draw:layer="layout" svg:width="2.5cm" svg:height="1.5cm" svg:x="3.266cm" svg:y="17.05cm">
          <text:p text:style-name="P4"><text:span text:style-name="T2">harmonic</text:span></text:p>
          <text:p text:style-name="P4"><text:span text:style-name="T3">sampl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516cm" svg:y1="17.05cm" svg:x2="4.5cm" svg:y2="15.999cm" draw:start-shape="id3" draw:start-glue-point="0" draw:end-shape="id1" draw:end-glue-point="2" svg:d="m4516 17050-16-1051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7" draw:text-style-name="P1" draw:layer="layout" svg:x1="2.5cm" svg:y1="10cm" svg:x2="2.5cm" svg:y2="19cm">
          <text:p/>
        </draw:line>
        <draw:line draw:style-name="gr7" draw:text-style-name="P1" draw:layer="layout" svg:x1="2cm" svg:y1="19cm" svg:x2="2.5cm" svg:y2="19cm">
          <text:p/>
        </draw:line>
        <draw:line draw:style-name="gr7" draw:text-style-name="P1" draw:layer="layout" svg:x1="2cm" svg:y1="14.5cm" svg:x2="2.5cm" svg:y2="14.5cm">
          <text:p/>
        </draw:line>
        <draw:line draw:style-name="gr7" draw:text-style-name="P1" draw:layer="layout" svg:x1="2cm" svg:y1="16.75cm" svg:x2="2.5cm" svg:y2="16.75cm">
          <text:p/>
        </draw:line>
        <draw:line draw:style-name="gr7" draw:text-style-name="P1" draw:layer="layout" svg:x1="2cm" svg:y1="12.25cm" svg:x2="2.5cm" svg:y2="12.25cm">
          <text:p/>
        </draw:line>
        <draw:frame draw:style-name="gr3" draw:text-style-name="P7" draw:layer="layout" svg:width="0.832cm" svg:height="0.569cm" svg:x="1.5cm" svg:y="17.5cm">
          <draw:text-box>
            <text:p text:style-name="P2"><text:span text:style-name="T5">T1</text:span></text:p>
          </draw:text-box>
        </draw:frame>
        <draw:frame draw:style-name="gr3" draw:text-style-name="P7" draw:layer="layout" svg:width="0.832cm" svg:height="0.569cm" svg:x="1.5cm" svg:y="17.5cm">
          <draw:text-box>
            <text:p text:style-name="P2"><text:span text:style-name="T5">T1</text:span></text:p>
          </draw:text-box>
        </draw:frame>
        <draw:frame draw:style-name="gr8" draw:text-style-name="P8" draw:layer="layout" svg:width="0.832cm" svg:height="0.569cm" svg:x="1.5cm" svg:y="13.181cm">
          <draw:text-box>
            <text:p text:style-name="P2"><text:span text:style-name="T5">T3</text:span></text:p>
          </draw:text-box>
        </draw:frame>
        <draw:frame draw:style-name="gr3" draw:text-style-name="P7" draw:layer="layout" svg:width="0.832cm" svg:height="0.569cm" svg:x="1.5cm" svg:y="15.321cm">
          <draw:text-box>
            <text:p text:style-name="P2"><text:span text:style-name="T5">T2</text:span></text:p>
          </draw:text-box>
        </draw:frame>
        <draw:custom-shape draw:style-name="gr9" draw:text-style-name="P9" draw:id="id5" draw:layer="layout" svg:width="2cm" svg:height="1.25cm" svg:x="5cm" svg:y="15cm">
          <text:p text:style-name="P4"><text:span text:style-name="T1">mixer</text:span></text:p>
          <text:p text:style-name="P4"><text:span text:style-name="T1">m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layer="layout" svg:width="2cm" svg:height="1.2cm" svg:x="2.75cm" svg:y="17.25cm">
          <text:p text:style-name="P4"><text:span text:style-name="T1">harmonic</text:span></text:p>
          <text:p text:style-name="P4"><text:span text:style-name="T1">f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9" draw:layer="layout" svg:width="2cm" svg:height="1.2cm" svg:x="2.75cm" svg:y="17.25cm">
          <text:p text:style-name="P4"><text:span text:style-name="T1">harmonic</text:span></text:p>
          <text:p text:style-name="P4"><text:span text:style-name="T1">f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4" draw:layer="layout" svg:width="2cm" svg:height="1.2cm" svg:x="5cm" svg:y="17.3cm">
          <text:p text:style-name="P4"><text:span text:style-name="T1">harmonic</text:span></text:p>
          <text:p text:style-name="P4"><text:span text:style-name="T1">f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0" draw:layer="layout" svg:width="2cm" svg:height="1.2cm" svg:x="7.25cm" svg:y="17.3cm">
          <text:p text:style-name="P4"><text:span text:style-name="T1">harmonic</text:span></text:p>
          <text:p text:style-name="P4"><text:span text:style-name="T1">f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1" draw:layer="layout" svg:width="2cm" svg:height="1.2cm" svg:x="9.5cm" svg:y="17.3cm">
          <text:p text:style-name="P4"><text:span text:style-name="T1">harmonic</text:span></text:p>
          <text:p text:style-name="P4"><text:span text:style-name="T1">f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layer="layout" svg:width="2cm" svg:height="1.2cm" svg:x="11.75cm" svg:y="17.3cm">
          <text:p text:style-name="P4"><text:span text:style-name="T1">harmonic</text:span></text:p>
          <text:p text:style-name="P4"><text:span text:style-name="T1">f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3" draw:layer="layout" svg:width="2cm" svg:height="1.2cm" svg:x="16.25cm" svg:y="17.3cm">
          <text:p text:style-name="P4"><text:span text:style-name="T1">harmonic</text:span></text:p>
          <text:p text:style-name="P4"><text:span text:style-name="T1">f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6" draw:layer="layout" svg:width="2cm" svg:height="1.2cm" svg:x="11.75cm" svg:y="17.3cm">
          <text:p text:style-name="P4"><text:span text:style-name="T1">harmonic</text:span></text:p>
          <text:p text:style-name="P4"><text:span text:style-name="T1">f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2" draw:layer="layout" svg:width="2cm" svg:height="1.2cm" svg:x="14cm" svg:y="17.3cm">
          <text:p text:style-name="P4"><text:span text:style-name="T1">harmonic</text:span></text:p>
          <text:p text:style-name="P4"><text:span text:style-name="T1">f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5" draw:layer="layout" svg:width="2cm" svg:height="1.2cm" svg:x="18.5cm" svg:y="17.25cm">
          <text:p text:style-name="P4"><text:span text:style-name="T1">harmonic</text:span></text:p>
          <text:p text:style-name="P4"><text:span text:style-name="T1">f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6" draw:layer="layout" svg:width="2cm" svg:height="1.2cm" svg:x="20.75cm" svg:y="17.3cm">
          <text:p text:style-name="P4"><text:span text:style-name="T1">harmonic</text:span></text:p>
          <text:p text:style-name="P4"><text:span text:style-name="T1">f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5" draw:text-style-name="P1" draw:layer="layout" draw:type="line" svg:x1="5.999cm" svg:y1="17.3cm" svg:x2="5.999cm" svg:y2="16.249cm" draw:start-shape="id4" draw:start-glue-point="4" draw:end-shape="id5" draw:end-glue-point="8" svg:d="m5999 17300v-1051">
          <text:p/>
        </draw:connector>
        <draw:custom-shape draw:style-name="gr9" draw:text-style-name="P9" draw:id="id7" draw:layer="layout" svg:width="2cm" svg:height="1.25cm" svg:x="11.75cm" svg:y="15cm">
          <text:p text:style-name="P4"><text:span text:style-name="T1">mixer</text:span></text:p>
          <text:p text:style-name="P4"><text:span text:style-name="T1">m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4" draw:layer="layout" svg:width="2cm" svg:height="1.25cm" svg:x="18.5cm" svg:y="15cm">
          <text:p text:style-name="P4"><text:span text:style-name="T1">mixer</text:span></text:p>
          <text:p text:style-name="P4"><text:span text:style-name="T1">m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8" draw:layer="layout" svg:width="2cm" svg:height="1.25cm" svg:x="11.75cm" svg:y="12.75cm">
          <text:p text:style-name="P4"><text:span text:style-name="T1">mixer</text:span></text:p>
          <text:p text:style-name="P4"><text:span text:style-name="T1">m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5" draw:text-style-name="P1" draw:layer="layout" draw:type="line" svg:x1="12.749cm" svg:y1="17.3cm" svg:x2="12.749cm" svg:y2="16.249cm" draw:start-shape="id6" draw:start-glue-point="4" draw:end-shape="id7" draw:end-glue-point="8" svg:d="m12749 17300v-1051">
          <text:p/>
        </draw:connector>
        <draw:connector draw:style-name="gr5" draw:text-style-name="P1" draw:layer="layout" draw:type="line" svg:x1="12.749cm" svg:y1="15cm" svg:x2="12.749cm" svg:y2="13.999cm" draw:start-shape="id7" draw:start-glue-point="4" draw:end-shape="id8" draw:end-glue-point="8" svg:d="m12749 15000v-1001">
          <text:p/>
        </draw:connector>
        <draw:line draw:style-name="gr7" draw:text-style-name="P1" draw:layer="layout" svg:x1="2cm" svg:y1="10cm" svg:x2="2.5cm" svg:y2="10cm">
          <text:p/>
        </draw:line>
        <draw:custom-shape draw:style-name="gr9" draw:text-style-name="P9" draw:id="id17" draw:layer="layout" svg:width="2cm" svg:height="1.25cm" svg:x="11.75cm" svg:y="12.75cm">
          <text:p text:style-name="P4"><text:span text:style-name="T1">mixer</text:span></text:p>
          <text:p text:style-name="P4"><text:span text:style-name="T1">m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9" draw:id="id18" draw:layer="layout" svg:width="2cm" svg:height="1.25cm" svg:x="11.75cm" svg:y="10.5cm">
          <text:p text:style-name="P4"><text:span text:style-name="T1">amplifier</text:span></text:p>
          <text:p text:style-name="P4"><text:span text:style-name="T1">amp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5" draw:text-style-name="P1" draw:layer="layout" draw:type="line" svg:x1="3.749cm" svg:y1="17.25cm" svg:x2="5.999cm" svg:y2="16.249cm" draw:start-shape="id9" draw:start-glue-point="4" draw:end-shape="id5" draw:end-glue-point="8" svg:d="m3749 17250 2250-1001">
          <text:p/>
        </draw:connector>
        <draw:connector draw:style-name="gr5" draw:text-style-name="P1" draw:layer="layout" draw:type="line" svg:x1="8.249cm" svg:y1="17.3cm" svg:x2="5.999cm" svg:y2="16.249cm" draw:start-shape="id10" draw:start-glue-point="4" draw:end-shape="id5" draw:end-glue-point="8" svg:d="m8249 17300-2250-1051">
          <text:p/>
        </draw:connector>
        <draw:connector draw:style-name="gr5" draw:text-style-name="P1" draw:layer="layout" draw:type="line" svg:x1="10.499cm" svg:y1="17.3cm" svg:x2="12.749cm" svg:y2="16.249cm" draw:start-shape="id11" draw:start-glue-point="4" draw:end-shape="id7" draw:end-glue-point="8" svg:d="m10499 17300 2250-1051">
          <text:p/>
        </draw:connector>
        <draw:connector draw:style-name="gr5" draw:text-style-name="P1" draw:layer="layout" draw:type="line" svg:x1="14.999cm" svg:y1="17.3cm" svg:x2="12.749cm" svg:y2="16.249cm" draw:start-shape="id12" draw:start-glue-point="4" draw:end-shape="id7" draw:end-glue-point="8" svg:d="m14999 17300-2250-1051">
          <text:p/>
        </draw:connector>
        <draw:connector draw:style-name="gr5" draw:text-style-name="P1" draw:layer="layout" draw:type="line" svg:x1="17.249cm" svg:y1="17.3cm" svg:x2="19.499cm" svg:y2="16.249cm" draw:start-shape="id13" draw:start-glue-point="4" draw:end-shape="id14" draw:end-glue-point="8" svg:d="m17249 17300 2250-1051">
          <text:p/>
        </draw:connector>
        <draw:connector draw:style-name="gr5" draw:text-style-name="P1" draw:layer="layout" draw:type="line" svg:x1="19.499cm" svg:y1="17.25cm" svg:x2="19.499cm" svg:y2="16.249cm" draw:start-shape="id15" draw:start-glue-point="4" draw:end-shape="id14" draw:end-glue-point="8" svg:d="m19499 17250v-1001">
          <text:p/>
        </draw:connector>
        <draw:connector draw:style-name="gr5" draw:text-style-name="P1" draw:layer="layout" draw:type="line" svg:x1="21.749cm" svg:y1="17.3cm" svg:x2="19.499cm" svg:y2="16.249cm" draw:start-shape="id16" draw:start-glue-point="4" draw:end-shape="id14" draw:end-glue-point="8" svg:d="m21749 17300-2250-1051">
          <text:p/>
        </draw:connector>
        <draw:connector draw:style-name="gr5" draw:text-style-name="P1" draw:layer="layout" draw:type="line" svg:x1="5.999cm" svg:y1="15cm" svg:x2="12.749cm" svg:y2="13.999cm" draw:start-shape="id5" draw:start-glue-point="4" draw:end-shape="id17" draw:end-glue-point="8" svg:d="m5999 15000 6750-1001">
          <text:p/>
        </draw:connector>
        <draw:connector draw:style-name="gr5" draw:text-style-name="P1" draw:layer="layout" draw:type="line" svg:x1="19.499cm" svg:y1="15cm" svg:x2="12.749cm" svg:y2="13.999cm" draw:start-shape="id14" draw:start-glue-point="4" draw:end-shape="id17" draw:end-glue-point="8" svg:d="m19499 15000-6750-1001">
          <text:p/>
        </draw:connector>
        <draw:connector draw:style-name="gr5" draw:text-style-name="P1" draw:layer="layout" draw:type="line" svg:x1="12.749cm" svg:y1="12.75cm" svg:x2="12.749cm" svg:y2="11.749cm" draw:start-shape="id17" draw:start-glue-point="4" draw:end-shape="id18" draw:end-glue-point="8" svg:d="m12749 12750v-1001">
          <text:p/>
        </draw:connector>
        <draw:frame draw:style-name="gr10" draw:text-style-name="P8" draw:layer="layout" svg:width="0.836cm" svg:height="0.569cm" svg:x="1.5cm" svg:y="10.931cm">
          <draw:text-box>
            <text:p text:style-name="P2"><text:span text:style-name="T5">T4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29T23:31:42</meta:creation-date>
    <meta:editing-duration>PT01H40M04S</meta:editing-duration>
    <meta:editing-cycles>5</meta:editing-cycles>
    <dc:date>2010-04-23T18:02:11</dc:date>
    <meta:generator>OpenOffice.org/3.1$Linux OpenOffice.org_project/310m19$Build-9420</meta:generator>
    <meta:document-statistic meta:object-count="79"/>
  </office:meta>
</office:document-meta>
</file>